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Aptos EmbeddedFont', 'Aptos MSFontService', Calibri,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3">
      <style:paragraph-properties fo:margin-top="0in" fo:margin-bottom="0in" style:contextual-spacing="false"/>
    </style:style>
    <style:style style:name="P2" style:family="paragraph" style:parent-style-name="Text_20_body" style:list-style-name="L3">
      <style:paragraph-properties fo:margin-top="0in" fo:margin-bottom="0in" style:contextual-spacing="false"/>
      <style:text-properties officeooo:paragraph-rsid="000204eb"/>
    </style:style>
    <style:style style:name="P3" style:family="paragraph" style:parent-style-name="Text_20_body" style:list-style-name="L4"/>
    <style:style style:name="P4" style:family="paragraph" style:parent-style-name="Text_20_body" style:list-style-name="L5"/>
    <style:style style:name="P5" style:family="paragraph" style:parent-style-name="Text_20_body" style:list-style-name="L5">
      <style:paragraph-properties fo:margin-top="0in" fo:margin-bottom="0in" style:contextual-spacing="false"/>
    </style:style>
    <style:style style:name="P6" style:family="paragraph" style:parent-style-name="Text_20_body" style:list-style-name="L6"/>
    <style:style style:name="P7" style:family="paragraph" style:parent-style-name="Text_20_body" style:list-style-name="L7"/>
    <style:style style:name="P8" style:family="paragraph" style:parent-style-name="Text_20_body" style:list-style-name="L7">
      <style:paragraph-properties fo:margin-top="0in" fo:margin-bottom="0in" style:contextual-spacing="false"/>
    </style:style>
    <style:style style:name="P9" style:family="paragraph" style:parent-style-name="Text_20_body" style:list-style-name="L8"/>
    <style:style style:name="P10" style:family="paragraph" style:parent-style-name="Text_20_body" style:list-style-name="L9"/>
    <style:style style:name="P11" style:family="paragraph" style:parent-style-name="Text_20_body" style:list-style-name="L9">
      <style:paragraph-properties fo:margin-top="0in" fo:margin-bottom="0in" style:contextual-spacing="false"/>
    </style:style>
    <style:style style:name="P12" style:family="paragraph" style:parent-style-name="Text_20_body" style:list-style-name="L9">
      <style:paragraph-properties fo:margin-top="0in" fo:margin-bottom="0in" style:contextual-spacing="false"/>
      <style:text-properties officeooo:paragraph-rsid="000204eb"/>
    </style:style>
    <style:style style:name="P13" style:family="paragraph" style:parent-style-name="Text_20_body" style:list-style-name="L9">
      <style:text-properties officeooo:paragraph-rsid="000204eb"/>
    </style:style>
    <style:style style:name="T1" style:family="text">
      <style:text-properties officeooo:rsid="000204eb"/>
    </style:style>
    <style:style style:name="T2" style:family="text">
      <style:text-properties fo:font-variant="normal" fo:text-transform="none" style:font-name="Aptos" fo:font-size="12pt" fo:letter-spacing="normal" fo:font-style="normal" fo:font-weight="normal" loext:padding="0in" loext:border="none"/>
    </style:style>
    <style:style style:name="T3" style:family="text">
      <style:text-properties fo:font-variant="normal" fo:text-transform="none" style:font-name="Aptos" fo:font-size="12pt" fo:letter-spacing="normal" fo:font-style="normal" fo:font-weight="normal" officeooo:rsid="000204eb" loext:padding="0in" loext:border="none"/>
    </style:style>
    <text:list-style style:name="L1">
      <text:list-level-style-number text:level="1" text:style-name="Numbering_20_Symbols" loext:num-list-format="%1%." style:num-suffix="." style:num-format="1">
        <style:list-level-properties text:space-before="0.2961in" text:min-label-width="0.1965in"/>
      </text:list-level-style-number>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5">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7">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8">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9">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0">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1">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3">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4">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5">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16">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17">
      <text:list-level-style-bullet text:level="1" text:style-name="Bullet_20_Symbols" loext:num-list-format="%1%." style:num-suffix="." text:bullet-char="•">
        <style:list-level-properties text:space-before="0.2961in" text:min-label-width="0.1965in"/>
      </text:list-level-style-bullet>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list text:style-name="L4">
        <text:list-item>
          <text:p text:style-name="P3"><text:span text:style-name="Strong_20_Emphasis">query_doi.py</text:span>:</text:p>
        </text:list-item>
      </text:list>
      <text:list text:style-name="L5">
        <text:list-item>
          <text:p text:style-name="P5"><text:span text:style-name="Strong_20_Emphasis">Description</text:span>: This script queries the OpenAlex API to retrieve metadata about academic papers using their DOI or URL. It handles API rate limits using retries and caching to reduce redundant API calls. The script processes batches of articles, extracts relevant metadata, and saves the results in JSON format. It also logs each step to track progress.</text:p>
        </text:list-item>
        <text:list-item>
          <text:p text:style-name="P5"><text:span text:style-name="Strong_20_Emphasis">How to Use</text:span>:</text:p>
          <text:list>
            <text:list-item>
              <text:p text:style-name="P5">Prepare a <text:span text:style-name="Strong_20_Emphasis">JSON file</text:span> of articles containing DOIs or URLs (e.g., <text:span text:style-name="Source_20_Text">updated_urls_with_dois_and_pmids.json</text:span>).</text:p>
            </text:list-item>
            <text:list-item>
              <text:p text:style-name="P5">Run the script and provide the file path when prompted or specify it in the script.</text:p>
            </text:list-item>
            <text:list-item>
              <text:p text:style-name="P5">Specify the number of articles to process and the fields you want to extract (e.g., external links, DOI, etc.).</text:p>
            </text:list-item>
            <text:list-item>
              <text:p text:style-name="P5">The script will query the OpenAlex API to fetch metadata, including title, author, journal, publication year, and more.</text:p>
            </text:list-item>
            <text:list-item>
              <text:p text:style-name="P5">The metadata is saved in a <text:span text:style-name="Strong_20_Emphasis">JSON file</text:span> (<text:span text:style-name="Source_20_Text">processed_papers.json</text:span>), while unmatched articles are saved in a separate file (<text:span text:style-name="Source_20_Text">no_match_articles.json</text:span>).</text:p>
            </text:list-item>
          </text:list>
        </text:list-item>
        <text:list-item>
          <text:p text:style-name="P5"><text:span text:style-name="Strong_20_Emphasis">Input</text:span>: A <text:span text:style-name="Strong_20_Emphasis">JSON file</text:span> of articles containing DOIs or URLs.</text:p>
        </text:list-item>
        <text:list-item>
          <text:p text:style-name="P4"><text:span text:style-name="Strong_20_Emphasis">Output</text:span>: A <text:span text:style-name="Strong_20_Emphasis">JSON file</text:span> (<text:span text:style-name="Source_20_Text">processed_papers.json</text:span>) with metadata for each paper and a separate JSON file for unmatched articles​​.</text:p>
        </text:list-item>
      </text:list>
      <text:list text:style-name="L6">
        <text:list-item>
          <text:p text:style-name="P6"><text:span text:style-name="Strong_20_Emphasis">utils_httpx.py</text:span>:</text:p>
        </text:list-item>
      </text:list>
      <text:list text:style-name="L7">
        <text:list-item>
          <text:p text:style-name="P8"><text:span text:style-name="Strong_20_Emphasis">Description</text:span>: This utility script is focused on extracting DOIs and PMIDs (PubMed IDs) from publication URLs. It uses regex patterns to detect these identifiers from JSON data, updating the entries with the extracted information. It processes both the main publication URL and any external links found in the content.</text:p>
        </text:list-item>
        <text:list-item>
          <text:p text:style-name="P8"><text:span text:style-name="Strong_20_Emphasis">How to Use</text:span>:</text:p>
          <text:list>
            <text:list-item>
              <text:p text:style-name="P8">Prepare a <text:span text:style-name="Strong_20_Emphasis">JSON file</text:span> (e.g., <text:span text:style-name="Source_20_Text">updated_urls_with_dois.json</text:span>) with publication URLs.</text:p>
            </text:list-item>
            <text:list-item>
              <text:p text:style-name="P8">Run the script, which will scan each URL for DOIs or PMIDs using regex patterns.</text:p>
            </text:list-item>
            <text:list-item>
              <text:p text:style-name="P8">The script adds the extracted DOI or PMID to the corresponding entry in the JSON data.</text:p>
            </text:list-item>
            <text:list-item>
              <text:p text:style-name="P8">The updated <text:span text:style-name="Strong_20_Emphasis">JSON file</text:span> is saved (e.g., <text:span text:style-name="Source_20_Text">wordpress_filtered.json</text:span>).</text:p>
            </text:list-item>
          </text:list>
        </text:list-item>
        <text:list-item>
          <text:p text:style-name="P8"><text:span text:style-name="Strong_20_Emphasis">Input</text:span>: A <text:span text:style-name="Strong_20_Emphasis">JSON file</text:span> of publication URLs.</text:p>
        </text:list-item>
        <text:list-item>
          <text:p text:style-name="P7"><text:span text:style-name="Strong_20_Emphasis">Output</text:span>: An <text:span text:style-name="Strong_20_Emphasis">updated JSON file</text:span> (<text:span text:style-name="Source_20_Text">wordpress_filtered.json</text:span>) with DOIs and PMIDs added to the entries​​.</text:p>
        </text:list-item>
      </text:list>
      <text:list text:style-name="L8">
        <text:list-item>
          <text:p text:style-name="P9"><text:span text:style-name="Strong_20_Emphasis">wordpress_site_scraper.py</text:span>:</text:p>
        </text:list-item>
      </text:list>
      <text:list text:style-name="L9">
        <text:list-item>
          <text:p text:style-name="P11"><text:span text:style-name="Strong_20_Emphasis">Description</text:span>: This script is an asynchronous scraper for WordPress sites. It uses the WordPress API to retrieve posts and comments, processing them in batches for efficiency. It cleans the HTML content to remove unnecessary elements like ads and scripts, extracts external links, and saves the scraped data in JSON or CSV format. The script is designed to be run concurrently, using multiple workers to increase scraping speed.</text:p>
        </text:list-item>
        <text:list-item>
          <text:p text:style-name="P11"><text:span text:style-name="Strong_20_Emphasis">How to Use</text:span>:</text:p>
          <text:list>
            <text:list-item>
              <text:p text:style-name="P11">Run the script and enter the <text:span text:style-name="Strong_20_Emphasis">base URL</text:span> of the WordPress site you want to scrape.</text:p>
            </text:list-item>
            <text:list-item>
              <text:p text:style-name="P11"><text:soft-page-break/>Specify the number of posts or comments you want to scrape or press enter to scrape all.</text:p>
            </text:list-item>
            <text:list-item>
              <text:p text:style-name="P11">Choose the fields you want to include in the output (e.g., title, date, content, links).</text:p>
            </text:list-item>
            <text:list-item>
              <text:p text:style-name="P11">The script will asynchronously scrape posts or comments using multiple workers to improve speed.</text:p>
            </text:list-item>
            <text:list-item>
              <text:p text:style-name="P11">The scraped data is saved in <text:span text:style-name="Strong_20_Emphasis">JSON</text:span> (<text:span text:style-name="Source_20_Text">wordpress_posts.json</text:span>) or <text:span text:style-name="Strong_20_Emphasis">CSV</text:span> (<text:span text:style-name="Source_20_Text">wordpress_posts.csv</text:span>) format, depending on your selection.</text:p>
            </text:list-item>
          </text:list>
        </text:list-item>
        <text:list-item>
          <text:p text:style-name="P11"><text:span text:style-name="Strong_20_Emphasis">Input</text:span>: The <text:span text:style-name="Strong_20_Emphasis">base URL</text:span> of a WordPress site and optional parameters (e.g., number of posts to scrape, fields to include).</text:p>
        </text:list-item>
        <text:list-item>
          <text:p text:style-name="P10"><text:span text:style-name="Strong_20_Emphasis">Output</text:span>: <text:span text:style-name="Strong_20_Emphasis">JSON or CSV files</text:span> containing the scraped WordPress posts or comments​​.</text:p>
        </text:list-item>
        <text:list-item>
          <text:p text:style-name="P13"><text:span text:style-name="Strong_20_Emphasis">filter_posts.py</text:span>:</text:p>
        </text:list-item>
        <text:list-item>
          <text:p text:style-name="P12"><text:span text:style-name="Strong_20_Emphasis">Description</text:span>: This script processes a large JSON file of posts, extracting <text:span text:style-name="T1">from wpextract </text:span><text:bookmark text:name="LPlnk"/><text:a xlink:type="simple" xlink:href="https://github.com/GateNLP/wpextract" text:style-name="Internet_20_link" text:visited-style-name="Visited_20_Internet_20_Link"><text:span text:style-name="T2">https://github.com/GateNLP/wpextract</text:span></text:a><text:span text:style-name="T2"> <text:s/></text:span><text:span text:style-name="T3">install using pipx or pip install wpextract. Download the site using wpextract </text:span><text:a xlink:type="simple" xlink:href="https://www.sciencealert.com/" text:style-name="Internet_20_link" text:visited-style-name="Visited_20_Internet_20_Link"><text:span text:style-name="T3">https://www.sciencealert.com</text:span></text:a><text:span text:style-name="T3"> <text:s/>{dir name} where dir name is a new dir you want to download the information too, after that you need to type wpextract extract {dir name} {extract dir name} where dir name is the previously downloaded dir and extracted dir name is the new dir you want to extract the posts too. This process takes a while 40+ minutes, but it is a way to compare data to ensure integrity. </text:span>relevant information such as publication details, dates, external links, and more. It uses regex patterns to capture and extract publication mentions from HTML content and save the structured data into a new JSON file. The script also includes a utility function to extract specific sentences containing publication information.</text:p>
        </text:list-item>
        <text:list-item>
          <text:p text:style-name="P12"><text:span text:style-name="Strong_20_Emphasis">How to Use</text:span>:</text:p>
          <text:list>
            <text:list-item>
              <text:p text:style-name="P12">Prepare a <text:span text:style-name="Strong_20_Emphasis">JSON file</text:span> containing posts with fields like <text:span text:style-name="Source_20_Text">date_gmt</text:span>, <text:span text:style-name="Source_20_Text">modified_gmt</text:span>, <text:span text:style-name="Source_20_Text">link</text:span>, <text:span text:style-name="Source_20_Text">title</text:span>, and <text:span text:style-name="Source_20_Text">content</text:span>.</text:p>
            </text:list-item>
            <text:list-item>
              <text:p text:style-name="P12">Call the function <text:span text:style-name="Source_20_Text">load_and_extract(json_file_path)</text:span> with the path to the JSON file (e.g., <text:span text:style-name="Source_20_Text">"posts.json"</text:span>).</text:p>
            </text:list-item>
            <text:list-item>
              <text:p text:style-name="P12">The script will extract the necessary fields and publication mentions and save the structured output in a new <text:span text:style-name="Strong_20_Emphasis">JSON file</text:span> (e.g., <text:span text:style-name="Source_20_Text">urls_with_info.json</text:span>).</text:p>
            </text:list-item>
            <text:list-item>
              <text:p text:style-name="P12">You can review the extracted data, such as titles, dates, and external links, in the output file.</text:p>
            </text:list-item>
          </text:list>
        </text:list-item>
        <text:list-item>
          <text:p text:style-name="P12"><text:span text:style-name="Strong_20_Emphasis">Input</text:span>: A large <text:span text:style-name="Strong_20_Emphasis">JSON file</text:span> of posts.</text:p>
        </text:list-item>
        <text:list-item>
          <text:p text:style-name="P13"><text:span text:style-name="Strong_20_Emphasis">Output</text:span>: A <text:span text:style-name="Strong_20_Emphasis">JSON file</text:span> (<text:span text:style-name="Source_20_Text">urls_with_info.json</text:span>) with structured data, including publication details and external links​​.</text:p>
        </text:list-item>
      </text:list>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Aptos EmbeddedFont', 'Aptos MSFontService', Calibri, Helvetica,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5T15:36:48.620516482</meta:creation-date>
    <dc:date>2024-10-05T15:46:21.767281189</dc:date>
    <meta:editing-duration>PT9M33S</meta:editing-duration>
    <meta:editing-cycles>1</meta:editing-cycles>
    <meta:document-statistic meta:table-count="0" meta:image-count="0" meta:object-count="0" meta:page-count="2" meta:paragraph-count="38" meta:word-count="750" meta:character-count="4644" meta:non-whitespace-character-count="3956"/>
    <meta:generator>LibreOffice/24.2.6.2$Linux_X86_64 LibreOffice_project/420$Build-2</meta:generator>
  </office:meta>
</office:document-meta>
</file>